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4000001633AA69896.png" manifest:media-type="image/png"/>
  <manifest:file-entry manifest:full-path="Pictures/10000201000001C30000004E86F3E9BF.png" manifest:media-type="image/png"/>
  <manifest:file-entry manifest:full-path="Pictures/10000201000001E40000016384BEA0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aea79f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2">
      <style:graphic-properties draw:stroke="solid" svg:stroke-color="#aea79f" draw:fill="none" fo:min-height="3.5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2cm" fo:min-width="5.916cm"/>
    </style:style>
    <style:style style:name="gr6" style:family="graphic" style:parent-style-name="standard">
      <style:graphic-properties draw:stroke="none" draw:fill="none" fo:min-height="0.0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039cm"/>
    </style:style>
    <style:style style:name="gr9" style:family="graphic" style:parent-style-name="standard">
      <style:graphic-properties draw:stroke="none" draw:fill="none" fo:min-height="0cm"/>
    </style:style>
    <style:style style:name="gr10" style:family="graphic" style:parent-style-name="standard">
      <style:graphic-properties svg:stroke-color="#333333"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indent="0cm"/>
    </style:style>
    <style:style style:name="P3" style:family="paragraph"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  <style:text-properties style:font-name="Ubuntu Mono"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cccccc" fo:font-size="18pt" fo:text-shadow="none" style:font-size-asian="18pt" style:font-size-complex="18pt"/>
    </style:style>
    <style:style style:name="T4" style:family="text">
      <style:text-properties fo:color="#cccccc" fo:font-size="18pt" style:font-size-asian="18pt" style:font-size-complex="18pt"/>
    </style:style>
    <style:style style:name="T5" style:family="text">
      <style:text-properties fo:color="#b2b2b2" fo:font-size="18pt" style:font-size-asian="18pt" style:font-size-complex="18pt"/>
    </style:style>
    <style:style style:name="T6" style:family="text">
      <style:text-properties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26cm" svg:height="6.806cm" svg:x="0.315cm" svg:y="0.927cm">
          <draw:image xlink:href="Pictures/10000201000001E40000016384BEA026.png" xlink:type="simple" xlink:show="embed" xlink:actuate="onLoad">
            <text:p/>
          </draw:image>
        </draw:frame>
        <draw:frame draw:style-name="gr2" draw:text-style-name="P1" draw:layer="layout" svg:width="9.632cm" svg:height="1.497cm" svg:x="0.121cm" svg:y="11.453cm">
          <draw:image xlink:href="Pictures/10000201000001C30000004E86F3E9BF.png" xlink:type="simple" xlink:show="embed" xlink:actuate="onLoad">
            <text:p/>
          </draw:image>
        </draw:frame>
        <draw:line draw:style-name="gr3" draw:text-style-name="P1" draw:layer="layout" svg:x1="2.159cm" svg:y1="5.715cm" svg:x2="2.413cm" svg:y2="10.414cm">
          <text:p text:style-name="P1"/>
        </draw:line>
        <draw:frame draw:style-name="gr1" draw:text-style-name="P1" draw:layer="layout" svg:width="6.963cm" svg:height="4.59cm" svg:x="12.948cm" svg:y="1.91cm">
          <draw:image xlink:href="Pictures/10000201000001E4000001633AA69896.png" xlink:type="simple" xlink:show="embed" xlink:actuate="onLoad">
            <text:p/>
          </draw:image>
        </draw:frame>
        <draw:frame draw:style-name="gr4" draw:text-style-name="P3" draw:layer="layout" svg:width="9.144cm" svg:height="3.764cm" svg:x="10.408cm" svg:y="10.517cm">
          <draw:text-box>
            <text:p text:style-name="P2"><text:span text:style-name="T1"/></text:p>
            <text:p text:style-name="P2"><text:span text:style-name="T1">background-color: #b2e1f9;</text:span></text:p>
            <text:p text:style-name="P2"><text:span text:style-name="T1"/></text:p>
          </draw:text-box>
        </draw:frame>
        <draw:frame draw:style-name="gr5" draw:text-style-name="P4" draw:layer="layout" svg:width="9.006cm" svg:height="0.962cm" svg:x="0.138cm" svg:y="10.469cm">
          <draw:text-box>
            <text:p><text:span text:style-name="T2">http://www.tut.fi/</text:span><text:span text:style-name="T3">...</text:span><text:span text:style-name="T4">/</text:span><text:span text:style-name="T2">tty-logo.png</text:span></text:p>
          </draw:text-box>
        </draw:frame>
        <draw:frame draw:style-name="gr6" draw:text-style-name="P4" draw:layer="layout" svg:width="10.547cm" svg:height="0.962cm" svg:x="10.287cm" svg:y="9.526cm">
          <draw:text-box>
            <text:p><text:span text:style-name="T2">http://www.tut.fi/</text:span><text:span text:style-name="T5">...</text:span><text:span text:style-name="T4">/</text:span><text:span text:style-name="T2">taustakuva.css</text:span></text:p>
          </draw:text-box>
        </draw:frame>
        <draw:line draw:style-name="gr7" draw:text-style-name="P1" draw:layer="layout" svg:x1="10.085cm" svg:y1="7.534cm" svg:x2="12.75cm" svg:y2="9.629cm">
          <text:p/>
        </draw:line>
        <draw:line draw:style-name="gr7" draw:text-style-name="P1" draw:layer="layout" svg:x1="17.191cm" svg:y1="5.937cm" svg:x2="16.081cm" svg:y2="9.729cm">
          <text:p/>
        </draw:line>
        <draw:line draw:style-name="gr7" draw:text-style-name="P1" draw:layer="layout" svg:x1="8.382cm" svg:y1="3.684cm" svg:x2="12.948cm" svg:y2="3.96cm">
          <text:p/>
        </draw:line>
        <draw:frame draw:style-name="gr8" draw:text-style-name="P4" draw:layer="layout" svg:width="11.167cm" svg:height="0.962cm" svg:x="0.136cm" svg:y="0.001cm">
          <draw:text-box>
            <text:p><text:span text:style-name="T2">http://www.tut.fi/fi/etusivu</text:span></text:p>
          </draw:text-box>
        </draw:frame>
        <draw:frame draw:style-name="gr9" draw:text-style-name="P4" draw:layer="layout" svg:width="7.614cm" svg:height="0.962cm" svg:x="12.573cm" svg:y="0.944cm">
          <draw:text-box>
            <text:p><text:span text:style-name="T2">http://www.tut.fi/en/home</text:span></text:p>
          </draw:text-box>
        </draw:frame>
        <draw:custom-shape draw:style-name="gr10" draw:text-style-name="P5" draw:layer="layout" svg:width="7.883cm" svg:height="0.898cm" svg:x="0.375cm" svg:y="0.785cm">
          <text:p text:style-name="P1"><text:span text:style-name="T6">Content-type: text/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7.883cm" svg:height="0.898cm" svg:x="12.059cm" svg:y="1.483cm">
          <text:p text:style-name="P1"><text:span text:style-name="T6">Content-type: text/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7.883cm" svg:height="0.898cm" svg:x="0.635cm" svg:y="11.295cm">
          <text:p text:style-name="P1"><text:span text:style-name="T6">Content-type: image/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7.883cm" svg:height="0.898cm" svg:x="10.653cm" svg:y="10.437cm">
          <text:p text:style-name="P1"><text:span text:style-name="T6">Content-type: text/c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ti Nieminen</meta:initial-creator>
    <meta:creation-date>2015-10-31T16:24:53.499434167</meta:creation-date>
    <dc:date>2015-10-31T16:29:15.169072612</dc:date>
    <dc:creator>Antti Nieminen</dc:creator>
    <meta:editing-duration>PT2M41S</meta:editing-duration>
    <meta:editing-cycles>3</meta:editing-cycles>
    <meta:generator>LibreOffice/4.2.8.2$Linux_X86_64 LibreOffice_project/420m0$Build-2</meta:generator>
    <meta:document-statistic meta:object-count="16"/>
  </office:meta>
</office:document-meta>
</file>